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A000001972038C5E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svg:font-family="'DejaVu Sans'" style:font-adornments="Book" style:font-family-generic="swiss"/>
    <style:font-face style:name="Courier New" svg:font-family="'Courier New'" style:font-family-generic="modern" style:font-pitch="fixed"/>
    <style:font-face style:name="NSimSun" svg:font-family="NSimSun"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style:font-name="Times New Roman" fo:font-size="12pt" fo:language="fr" fo:country="CA" style:font-size-asian="12pt" style:font-size-complex="12pt"/>
    </style:style>
    <style:style style:name="P2" style:family="paragraph" style:parent-style-name="Text_20_body">
      <style:paragraph-properties fo:line-height="150%"/>
      <style:text-properties style:font-name="Times New Roman" fo:font-size="12pt" fo:language="fr" fo:country="CA" officeooo:paragraph-rsid="00181805" style:font-size-asian="12pt" style:font-size-complex="12pt"/>
    </style:style>
    <style:style style:name="P3" style:family="paragraph" style:parent-style-name="Text_20_body">
      <style:paragraph-properties fo:line-height="150%"/>
      <style:text-properties style:font-name="Times New Roman" fo:font-size="12pt" fo:language="fr" fo:country="CA" style:font-size-asian="12pt" style:font-size-complex="12pt"/>
    </style:style>
    <style:style style:name="P4" style:family="paragraph" style:parent-style-name="Text_20_body" style:list-style-name="List_20_2">
      <style:paragraph-properties fo:line-height="150%"/>
      <style:text-properties style:font-name="Times New Roman" fo:font-size="12pt" fo:language="fr" fo:country="CA" fo:background-color="transparent" style:font-size-asian="12pt" style:font-size-complex="12pt"/>
    </style:style>
    <style:style style:name="P5" style:family="paragraph" style:parent-style-name="Text_20_body">
      <style:paragraph-properties fo:line-height="150%"/>
      <style:text-properties style:font-name="Times New Roman" fo:font-size="12pt" fo:language="fr" fo:country="CA" fo:background-color="transparent" style:font-size-asian="12pt" style:font-size-complex="12pt"/>
    </style:style>
    <style:style style:name="P6" style:family="paragraph" style:parent-style-name="Text_20_body">
      <style:paragraph-properties fo:line-height="150%"/>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7" style:family="paragraph" style:parent-style-name="Text_20_body">
      <style:paragraph-properties fo:line-height="150%"/>
      <style:text-properties fo:font-variant="normal" fo:text-transform="none" fo:color="#000000" style:font-name="Times New Roman" fo:font-size="12pt" fo:letter-spacing="normal" fo:language="fr" fo:country="CA" fo:font-style="normal" fo:font-weight="normal" officeooo:paragraph-rsid="00181805" fo:background-color="transparent" style:font-size-asian="12pt" style:font-size-complex="12pt"/>
    </style:style>
    <style:style style:name="P8" style:family="paragraph" style:parent-style-name="Preformatted_20_Text">
      <style:paragraph-properties fo:line-height="150%"/>
      <style:text-properties fo:language="en" fo:country="US" officeooo:paragraph-rsid="00181805"/>
    </style:style>
    <style:style style:name="P9" style:family="paragraph" style:parent-style-name="Text_20_body" style:list-style-name="L1">
      <style:paragraph-properties fo:line-height="150%"/>
      <style:text-properties style:font-name="Times New Roman" fo:font-size="12pt" fo:language="fr" fo:country="CA" fo:font-style="normal" style:font-size-asian="12pt" style:font-style-asian="normal" style:font-size-complex="12pt" style:font-style-complex="normal"/>
    </style:style>
    <style:style style:name="P10" style:family="paragraph" style:parent-style-name="Text_20_body" style:list-style-name="L1">
      <style:paragraph-properties fo:line-height="150%"/>
      <style:text-properties style:font-name="Times New Roman" fo:font-size="12pt" fo:language="en" fo:country="US" fo:font-style="normal" style:font-size-asian="12pt" style:font-style-asian="normal" style:font-size-complex="12pt" style:font-style-complex="normal"/>
    </style:style>
    <style:style style:name="P11" style:family="paragraph" style:parent-style-name="Standard">
      <style:paragraph-properties fo:line-height="150%"/>
      <style:text-properties style:text-outline="false" style:text-line-through-style="none" style:font-name="Times New Roman" fo:font-size="12pt" fo:language="fr" fo:country="CA" fo:font-style="normal" fo:text-shadow="none"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2" style:family="paragraph" style:parent-style-name="Text_20_body">
      <style:paragraph-properties fo:line-height="150%"/>
      <style:text-properties style:font-name="Times New Roman" fo:font-size="12pt" fo:language="fr" fo:country="CA" officeooo:paragraph-rsid="00188610" style:font-size-asian="12pt" style:font-size-complex="12pt"/>
    </style:style>
    <style:style style:name="P13" style:family="paragraph" style:parent-style-name="Heading_20_1">
      <style:text-properties style:font-name="Times New Roman" fo:font-size="12pt" fo:language="fr" fo:country="CA" style:font-size-asian="12pt" style:font-size-complex="12pt"/>
    </style:style>
    <style:style style:name="P14" style:family="paragraph" style:parent-style-name="Text_20_body">
      <style:text-properties style:font-name="Times New Roman" fo:font-size="12pt" fo:language="fr" fo:country="CA" style:font-size-asian="12pt" style:font-size-complex="12pt"/>
    </style:style>
    <style:style style:name="P15" style:family="paragraph" style:parent-style-name="Heading_20_1" style:master-page-name="">
      <style:paragraph-properties style:page-number="auto" fo:break-before="auto" fo:break-after="auto"/>
      <style:text-properties style:font-name="Times New Roman" fo:font-size="12pt" fo:language="fr" fo:country="CA" style:font-size-asian="12pt" style:font-size-complex="12pt"/>
    </style:style>
    <style:style style:name="P16" style:family="paragraph" style:parent-style-name="Heading_20_1" style:master-page-name="">
      <style:paragraph-properties style:page-number="auto" fo:break-before="auto" fo:break-after="auto"/>
      <style:text-properties fo:language="fr" fo:country="CA"/>
    </style:style>
    <style:style style:name="P17" style:family="paragraph" style:parent-style-name="Text_20_body">
      <style:text-properties fo:language="fr" fo:country="CA"/>
    </style:style>
    <style:style style:name="P18" style:family="paragraph" style:parent-style-name="Heading_20_1">
      <style:text-properties fo:language="fr" fo:country="CA"/>
    </style:style>
    <style:style style:name="P19" style:family="paragraph" style:parent-style-name="Header">
      <style:paragraph-properties fo:text-align="center" style:justify-single-word="false"/>
      <style:text-properties fo:color="#ffffff" style:font-name="Ubuntu" fo:font-size="18pt" fo:language="fr" fo:country="CA" style:font-size-asian="18pt" style:font-size-complex="18pt"/>
    </style:style>
    <style:style style:name="P20" style:family="paragraph" style:parent-style-name="Header">
      <style:paragraph-properties fo:text-align="start" style:justify-single-word="false"/>
      <style:text-properties style:font-name="Verdana" fo:font-size="14pt" fo:language="fr" fo:country="CA" style:font-size-asian="14pt" style:font-size-complex="14pt"/>
    </style:style>
    <style:style style:name="P21" style:family="paragraph" style:parent-style-name="Header">
      <style:paragraph-properties fo:text-align="center" style:justify-single-word="false"/>
      <style:text-properties style:font-name="Verdana" fo:font-size="14pt" fo:language="fr" fo:country="CA" style:font-size-asian="14pt" style:font-size-complex="14pt"/>
    </style:style>
    <style:style style:name="P22" style:family="paragraph" style:parent-style-name="Header">
      <style:paragraph-properties fo:text-align="start" style:justify-single-word="false"/>
      <style:text-properties style:font-name="Verdana" fo:language="fr" fo:country="CA"/>
    </style:style>
    <style:style style:name="P23" style:family="paragraph" style:parent-style-name="Header">
      <style:paragraph-properties fo:text-align="start" style:justify-single-word="false"/>
      <style:text-properties style:font-name="Verdana"/>
    </style:style>
    <style:style style:name="P24" style:family="paragraph" style:parent-style-name="Text_20_body">
      <style:paragraph-properties fo:line-height="150%"/>
      <style:text-properties style:font-name="Times New Roman" fo:font-size="12pt" fo:language="fr" fo:country="CA" style:font-size-asian="12pt" style:font-size-complex="12pt"/>
    </style:style>
    <style:style style:name="P25" style:family="paragraph" style:parent-style-name="Text_20_body">
      <style:paragraph-properties fo:line-height="150%" fo:text-align="justify" style:justify-single-word="false"/>
      <style:text-properties style:font-name="Times New Roman" fo:font-size="12pt" fo:language="fr" fo:country="CA" style:font-size-asian="12pt" style:font-size-complex="12pt"/>
    </style:style>
    <style:style style:name="P26" style:family="paragraph" style:parent-style-name="Text_20_body">
      <style:text-properties style:font-name="Times New Roman" fo:font-size="12pt" fo:language="fr" fo:country="FR" style:font-size-asian="12pt" style:font-size-complex="12pt"/>
    </style:style>
    <style:style style:name="P27" style:family="paragraph" style:parent-style-name="Text_20_body">
      <style:text-properties fo:language="fr" fo:country="CA"/>
    </style:style>
    <style:style style:name="P28" style:family="paragraph" style:parent-style-name="Text_20_body">
      <style:paragraph-properties fo:line-height="150%" fo:text-align="justify" style:justify-single-word="false"/>
      <style:text-properties fo:color="#000000" style:font-name="Times New Roman" fo:font-size="12pt" fo:language="fr" fo:country="CA" fo:background-color="transparent" style:font-size-asian="12pt" style:font-size-complex="12pt"/>
    </style:style>
    <style:style style:name="P29" style:family="paragraph" style:parent-style-name="Standard">
      <style:paragraph-properties fo:line-height="150%"/>
      <style:text-properties style:font-name="Times New Roman" fo:font-size="12pt" fo:language="fr" fo:country="CA" style:font-size-asian="12pt" style:font-size-complex="12pt"/>
    </style:style>
    <style:style style:name="P30" style:family="paragraph" style:parent-style-name="Standard">
      <style:paragraph-properties fo:line-height="150%"/>
      <style:text-properties style:font-name="Times New Roman" fo:font-size="12pt" fo:language="fr" fo:country="CA" fo:font-style="italic" fo:font-weight="bold" style:font-size-asian="12pt" style:font-style-asian="italic" style:font-weight-asian="bold" style:font-size-complex="12pt" style:font-style-complex="italic" style:font-weight-complex="bold"/>
    </style:style>
    <style:style style:name="P31" style:family="paragraph" style:parent-style-name="Standard">
      <style:paragraph-properties fo:line-height="150%"/>
      <style:text-properties style:font-name="Times New Roman" fo:font-size="12pt" fo:language="fr" fo:country="CA" fo:font-weight="bold" style:font-size-asian="12pt" style:font-weight-asian="bold" style:font-size-complex="12pt" style:font-weight-complex="bold"/>
    </style:style>
    <style:style style:name="P32" style:family="paragraph" style:parent-style-name="Standard">
      <style:paragraph-properties fo:line-height="150%" fo:break-before="page"/>
      <style:text-properties style:font-name="Times New Roman" fo:font-size="12pt" fo:language="fr" fo:country="CA" fo:font-style="italic" fo:font-weight="bold" style:font-size-asian="12pt" style:font-style-asian="italic" style:font-weight-asian="bold" style:font-size-complex="12pt" style:font-style-complex="italic" style:font-weight-complex="bold"/>
    </style:style>
    <style:style style:name="P33" style:family="paragraph" style:parent-style-name="Heading_20_1">
      <style:text-properties style:font-name="Times New Roman" fo:font-size="12pt" fo:language="fr" fo:country="CA" style:text-underline-style="solid" style:text-underline-width="auto" style:text-underline-color="font-color" style:font-size-asian="12pt" style:font-size-complex="12pt"/>
    </style:style>
    <style:style style:name="P34" style:family="paragraph" style:parent-style-name="Heading_20_1">
      <style:paragraph-properties fo:line-height="150%"/>
      <style:text-properties style:font-name="Times New Roman" fo:font-size="12pt" fo:language="fr" fo:country="CA" style:text-underline-style="solid" style:text-underline-width="auto" style:text-underline-color="font-color" style:font-size-asian="12pt" style:font-size-complex="12pt"/>
    </style:style>
    <style:style style:name="P35" style:family="paragraph" style:parent-style-name="Heading_20_1">
      <style:text-properties style:font-name="Times New Roman" fo:font-size="12pt" fo:language="fr" fo:country="CA" style:font-size-asian="12pt" style:font-size-complex="12pt"/>
    </style:style>
    <style:style style:name="P36" style:family="paragraph" style:parent-style-name="Heading_20_1">
      <style:paragraph-properties fo:line-height="100%"/>
      <style:text-properties style:font-name="Times New Roman" fo:font-size="12pt" fo:language="fr" fo:country="CA" style:font-size-asian="12pt" style:font-size-complex="12pt"/>
    </style:style>
    <style:style style:name="P37" style:family="paragraph" style:parent-style-name="Heading_20_1">
      <style:text-properties fo:language="fr" fo:country="CA"/>
    </style:style>
    <style:style style:name="P38" style:family="paragraph" style:parent-style-name="Heading_20_1" style:master-page-name="">
      <style:paragraph-properties style:page-number="auto" fo:break-before="auto" fo:break-after="auto"/>
      <style:text-properties fo:language="fr" fo:country="CA"/>
    </style:style>
    <style:style style:name="P39" style:family="paragraph" style:parent-style-name="Heading_20_1" style:master-page-name="">
      <style:paragraph-properties style:page-number="auto" fo:break-before="auto" fo:break-after="auto"/>
      <style:text-properties style:font-name="Times New Roman" fo:font-size="12pt" fo:language="fr" fo:country="CA" style:font-size-asian="12pt" style:font-size-complex="12pt"/>
    </style:style>
    <style:style style:name="P40" style:family="paragraph" style:parent-style-name="Heading_20_2" style:list-style-name="List_20_2">
      <style:text-properties style:font-name="Times New Roman" fo:font-size="12pt" fo:language="fr" fo:country="CA" style:font-size-asian="12pt" style:font-size-complex="12pt"/>
    </style:style>
    <style:style style:name="P41" style:family="paragraph" style:parent-style-name="Heading_20_2">
      <style:paragraph-properties fo:line-height="150%"/>
      <style:text-properties style:font-name="Times New Roman" fo:font-size="12pt" fo:language="fr" fo:country="CA" style:font-size-asian="12pt" style:font-size-complex="12pt"/>
    </style:style>
    <style:style style:name="P42" style:family="paragraph" style:parent-style-name="Preformatted_20_Text" style:list-style-name="L1">
      <style:paragraph-properties fo:line-height="150%"/>
      <style:text-properties fo:language="en" fo:country="US" officeooo:paragraph-rsid="00181805"/>
    </style:style>
    <style:style style:name="P43" style:family="paragraph" style:parent-style-name="Preformatted_20_Text">
      <style:paragraph-properties fo:line-height="150%"/>
      <style:text-properties fo:language="en" fo:country="US" officeooo:paragraph-rsid="00181805"/>
    </style:style>
    <style:style style:name="P44" style:family="paragraph" style:parent-style-name="Standard" style:list-style-name="L1">
      <style:paragraph-properties fo:line-height="150%"/>
      <style:text-properties style:font-name="Times New Roman" fo:font-size="12pt" fo:language="fr" fo:country="CA" fo:background-color="transparent" style:font-size-asian="12pt" style:font-size-complex="12pt"/>
    </style:style>
    <style:style style:name="P45" style:family="paragraph" style:parent-style-name="Standard">
      <style:paragraph-properties fo:line-height="150%"/>
      <style:text-properties style:text-outline="false" style:text-line-through-style="none" style:font-name="Times New Roman" fo:font-size="12pt" fo:language="fr" fo:country="CA" fo:font-style="normal" fo:text-shadow="none"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46" style:family="paragraph" style:parent-style-name="Standard" style:list-style-name="L1">
      <style:paragraph-properties fo:line-height="150%"/>
      <style:text-properties style:text-outline="false" style:text-line-through-style="none" style:font-name="Times New Roman" fo:font-size="12pt" fo:language="fr" fo:country="CA" fo:font-style="normal" fo:text-shadow="none"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47" style:family="paragraph" style:parent-style-name="Text_20_body">
      <style:text-properties style:font-name="Times New Roman" fo:font-size="12pt" fo:language="fr" fo:country="CA" style:font-size-asian="12pt" style:font-size-complex="12pt"/>
    </style:style>
    <style:style style:name="P48" style:family="paragraph" style:parent-style-name="Text_20_body" style:list-style-name="L1">
      <style:paragraph-properties fo:line-height="150%"/>
      <style:text-properties style:font-name="Times New Roman" fo:font-size="12pt" fo:language="fr" fo:country="CA" officeooo:rsid="00181805" officeooo:paragraph-rsid="00181805" style:font-size-asian="12pt" style:font-size-complex="12pt"/>
    </style:style>
    <style:style style:name="P49" style:family="paragraph" style:parent-style-name="Text_20_body">
      <style:paragraph-properties fo:line-height="150%"/>
      <style:text-properties style:font-name="Times New Roman" fo:font-size="12pt" fo:language="fr" fo:country="CA" style:font-size-asian="12pt" style:font-size-complex="12pt"/>
    </style:style>
    <style:style style:name="P50" style:family="paragraph" style:parent-style-name="Text_20_body" style:list-style-name="List_20_2">
      <style:paragraph-properties fo:line-height="150%"/>
      <style:text-properties style:font-name="Times New Roman" fo:font-size="12pt" fo:language="fr" fo:country="CA" style:font-size-asian="12pt" style:font-size-complex="12pt"/>
    </style:style>
    <style:style style:name="P51" style:family="paragraph" style:parent-style-name="Text_20_body" style:list-style-name="List_20_2">
      <style:paragraph-properties fo:line-height="150%"/>
      <style:text-properties style:font-name="Times New Roman" fo:font-size="12pt" fo:language="fr" fo:country="CA" officeooo:paragraph-rsid="00181805" style:font-size-asian="12pt" style:font-size-complex="12pt"/>
    </style:style>
    <style:style style:name="P52" style:family="paragraph" style:parent-style-name="Text_20_body" style:list-style-name="List_20_1">
      <style:paragraph-properties fo:line-height="150%"/>
      <style:text-properties style:font-name="Times New Roman" fo:font-size="12pt" fo:language="fr" fo:country="CA" style:font-size-asian="12pt" style:font-size-complex="12pt"/>
    </style:style>
    <style:style style:name="P53" style:family="paragraph" style:parent-style-name="Text_20_body" style:list-style-name="L1">
      <style:paragraph-properties fo:line-height="150%"/>
      <style:text-properties style:font-name="Times New Roman" fo:font-size="12pt" fo:language="fr" fo:country="CA" style:font-size-asian="12pt" style:font-size-complex="12pt"/>
    </style:style>
    <style:style style:name="P54" style:family="paragraph" style:parent-style-name="Text_20_body" style:list-style-name="L1">
      <style:paragraph-properties fo:line-height="150%"/>
      <style:text-properties style:font-name="Times New Roman" fo:font-size="12pt" fo:language="fr" fo:country="CA" officeooo:paragraph-rsid="00188610" style:font-size-asian="12pt" style:font-size-complex="12pt"/>
    </style:style>
    <style:style style:name="P55" style:family="paragraph" style:parent-style-name="Text_20_body">
      <style:paragraph-properties fo:line-height="150%" fo:text-align="justify" style:justify-single-word="false"/>
      <style:text-properties style:font-name="Times New Roman" fo:font-size="12pt" fo:language="fr" fo:country="CA" style:font-size-asian="12pt" style:font-size-complex="12pt"/>
    </style:style>
    <style:style style:name="P56" style:family="paragraph" style:parent-style-name="Text_20_body">
      <style:paragraph-properties fo:line-height="150%"/>
      <style:text-properties style:font-name="Times New Roman" fo:font-size="12pt" fo:language="fr" fo:country="CA" officeooo:paragraph-rsid="00181805" style:font-size-asian="12pt" style:font-size-complex="12pt"/>
    </style:style>
    <style:style style:name="P57" style:family="paragraph" style:parent-style-name="Text_20_body">
      <style:paragraph-properties fo:line-height="150%"/>
      <style:text-properties style:font-name="Times New Roman" fo:font-size="12pt" fo:language="fr" fo:country="CA" officeooo:paragraph-rsid="00188610" style:font-size-asian="12pt" style:font-size-complex="12pt"/>
    </style:style>
    <style:style style:name="P58" style:family="paragraph" style:parent-style-name="Text_20_body">
      <style:paragraph-properties fo:line-height="150%"/>
      <style:text-properties style:font-name="Times New Roman" fo:font-size="12pt" fo:language="fr" fo:country="CA" fo:background-color="transparent" style:font-size-asian="12pt" style:font-size-complex="12pt"/>
    </style:style>
    <style:style style:name="P59" style:family="paragraph" style:parent-style-name="Text_20_body" style:list-style-name="List_20_2">
      <style:paragraph-properties fo:line-height="150%"/>
      <style:text-properties style:font-name="Times New Roman" fo:font-size="12pt" fo:language="fr" fo:country="CA" fo:background-color="transparent" style:font-size-asian="12pt" style:font-size-complex="12pt"/>
    </style:style>
    <style:style style:name="P60" style:family="paragraph" style:parent-style-name="Text_20_body" style:list-style-name="L1">
      <style:paragraph-properties fo:line-height="150%"/>
      <style:text-properties style:font-name="Times New Roman" fo:font-size="12pt" fo:language="fr" fo:country="CA" fo:background-color="transparent" style:font-size-asian="12pt" style:font-size-complex="12pt"/>
    </style:style>
    <style:style style:name="P61" style:family="paragraph" style:parent-style-name="Text_20_body" style:list-style-name="L1">
      <style:paragraph-properties fo:line-height="150%"/>
      <style:text-properties style:font-name="Times New Roman" fo:font-size="12pt" fo:language="fr" fo:country="CA" fo:font-style="normal" style:font-size-asian="12pt" style:font-style-asian="normal" style:font-size-complex="12pt" style:font-style-complex="normal"/>
    </style:style>
    <style:style style:name="P62" style:family="paragraph" style:parent-style-name="Text_20_body" style:list-style-name="L1">
      <style:paragraph-properties fo:line-height="150%"/>
      <style:text-properties style:font-name="Times New Roman" fo:font-size="12pt" fo:language="en" fo:country="US" fo:font-style="normal" style:font-size-asian="12pt" style:font-style-asian="normal" style:font-size-complex="12pt" style:font-style-complex="normal"/>
    </style:style>
    <style:style style:name="P63" style:family="paragraph" style:parent-style-name="Text_20_body" style:list-style-name="L1">
      <style:paragraph-properties fo:line-height="150%"/>
      <style:text-properties style:font-name="Times New Roman" fo:font-size="12pt" fo:language="en" fo:country="US" fo:background-color="transparent" style:font-size-asian="12pt" style:font-size-complex="12pt"/>
    </style:style>
    <style:style style:name="P64" style:family="paragraph" style:parent-style-name="Text_20_body">
      <style:paragraph-properties fo:line-height="150%"/>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65" style:family="paragraph" style:parent-style-name="Text_20_body" style:list-style-name="List_20_2">
      <style:paragraph-properties fo:line-height="150%"/>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66" style:family="paragraph" style:parent-style-name="Text_20_body" style:list-style-name="List_20_2">
      <style:paragraph-properties fo:line-height="150%"/>
      <style:text-properties fo:font-variant="normal" fo:text-transform="none" fo:color="#000000" style:font-name="Times New Roman" fo:font-size="12pt" fo:letter-spacing="normal" fo:language="fr" fo:country="CA" fo:font-style="normal" fo:font-weight="normal" officeooo:paragraph-rsid="00181805" fo:background-color="transparent" style:font-size-asian="12pt" style:font-size-complex="12pt"/>
    </style:style>
    <style:style style:name="P67" style:family="paragraph" style:parent-style-name="Text_20_body">
      <style:paragraph-properties fo:line-height="150%"/>
      <style:text-properties fo:font-variant="normal" fo:text-transform="none" fo:color="#000000" style:font-name="Times New Roman" fo:font-size="12pt" fo:letter-spacing="normal" fo:language="fr" fo:country="CA" fo:font-style="normal" fo:font-weight="normal" officeooo:paragraph-rsid="00181805" fo:background-color="transparent" style:font-size-asian="12pt" style:font-size-complex="12pt"/>
    </style:style>
    <style:style style:name="P68" style:family="paragraph" style:parent-style-name="Text_20_body" style:list-style-name="List_20_2">
      <style:paragraph-properties fo:line-height="150%"/>
      <style:text-properties fo:font-variant="normal" fo:text-transform="none" fo:color="#000000" style:font-name="Times New Roman" fo:font-size="12pt" fo:letter-spacing="normal" fo:language="en" fo:country="US" fo:font-style="normal" fo:font-weight="normal" officeooo:rsid="00181805" officeooo:paragraph-rsid="00181805" fo:background-color="transparent" style:font-size-asian="12pt" style:font-size-complex="12pt"/>
    </style:style>
    <style:style style:name="P69" style:family="paragraph" style:parent-style-name="Text_20_body">
      <style:text-properties fo:language="fr" fo:country="CA"/>
    </style:style>
    <style:style style:name="P70" style:family="paragraph" style:parent-style-name="Text_20_body">
      <style:paragraph-properties fo:line-height="150%"/>
      <style:text-properties fo:language="fr" fo:country="CA"/>
    </style:style>
    <style:style style:name="P71" style:family="paragraph" style:parent-style-name="Text_20_body">
      <style:paragraph-properties fo:line-height="150%" fo:break-before="page"/>
      <style:text-properties fo:language="fr" fo:country="CA"/>
    </style:style>
    <style:style style:name="T1" style:family="text">
      <style:text-properties officeooo:rsid="00181805"/>
    </style:style>
    <style:style style:name="T2" style:family="text">
      <style:text-properties fo:font-style="italic" officeooo:rsid="00181805" style:font-style-asian="italic" style:font-style-complex="italic"/>
    </style:style>
    <style:style style:name="T3" style:family="text">
      <style:text-properties fo:language="en" fo:country="US"/>
    </style:style>
    <style:style style:name="T4" style:family="text">
      <style:text-properties fo:language="fr" fo:country="FR"/>
    </style:style>
    <style:style style:name="T5" style:family="text">
      <style:text-properties officeooo:rsid="001a059c"/>
    </style:style>
    <style:style style:name="T6" style:family="text">
      <style:text-properties fo:font-variant="normal" fo:text-transform="none" fo:color="#000000" style:font-name="Times New Roman" fo:font-size="12pt" fo:letter-spacing="normal" fo:font-style="normal" fo:font-weight="normal" officeooo:rsid="00181805" style:font-size-asian="12pt" style:font-style-asian="italic" style:font-size-complex="12pt" style:font-style-complex="italic"/>
    </style:style>
    <style:style style:name="T7" style:family="text">
      <style:text-properties fo:font-variant="normal" fo:text-transform="none" fo:color="#000000" style:font-name="Times New Roman" fo:font-size="12pt" fo:letter-spacing="normal" fo:font-style="italic" fo:font-weight="normal" officeooo:rsid="00181805" style:font-size-asian="12pt" style:font-style-asian="italic" style:font-size-complex="12pt" style:font-style-complex="italic"/>
    </style:style>
    <style:style style:name="T8" style:family="text">
      <style:text-properties fo:background-color="transparent"/>
    </style:style>
    <style:style style:name="T9" style:family="text">
      <style:text-properties fo:language="fr" fo:country="FR" fo:background-color="transparent"/>
    </style:style>
    <style:style style:name="T10" style:family="text">
      <style:text-properties style:text-outline="false" style:text-line-through-style="none" fo:font-style="normal" fo:text-shadow="none" style:text-underline-style="none" fo:font-weight="normal" fo:background-color="transparent" style:font-name-asian="Arial" style:font-style-asian="normal" style:font-weight-asian="normal" style:font-name-complex="Arial" style:font-style-complex="normal" style:font-weight-complex="normal" style:text-emphasize="none" style:text-overline-style="none" style:text-overline-color="font-color"/>
    </style:style>
    <style:style style:name="T11" style:family="text">
      <style:text-properties style:text-outline="false" style:text-line-through-style="none" fo:language="fr" fo:country="FR" fo:font-style="normal" fo:text-shadow="none" style:text-underline-style="none" fo:font-weight="normal" fo:background-color="transparent" style:font-name-asian="Arial" style:font-style-asian="normal" style:font-weight-asian="normal" style:font-name-complex="Arial" style:font-style-complex="normal" style:font-weight-complex="normal" style:text-emphasize="none" style:text-overline-style="none" style:text-overline-color="font-color"/>
    </style:style>
    <style:style style:name="T12" style:family="text">
      <style:text-properties style:font-name="Times New Roman" fo:font-size="12pt" style:font-size-asian="12pt" style:font-size-complex="12pt"/>
    </style:style>
    <style:style style:name="T13" style:family="text">
      <style:text-properties officeooo:rsid="00181805"/>
    </style:style>
    <style:style style:name="T14" style:family="text">
      <style:text-properties fo:font-style="italic" officeooo:rsid="00181805" style:font-style-asian="italic" style:font-style-complex="italic"/>
    </style:style>
    <style:style style:name="T15" style:family="text">
      <style:text-properties fo:font-style="italic" officeooo:rsid="00188610" style:font-style-asian="italic" style:font-style-complex="italic"/>
    </style:style>
    <style:style style:name="T16" style:family="text">
      <style:text-properties fo:language="en" fo:country="US"/>
    </style:style>
    <style:style style:name="T17" style:family="text">
      <style:text-properties fo:language="en" fo:country="US" officeooo:rsid="00181805"/>
    </style:style>
    <style:style style:name="T18" style:family="text">
      <style:text-properties fo:language="fr" fo:country="FR"/>
    </style:style>
    <style:style style:name="T19" style:family="text">
      <style:text-properties fo:language="fr" fo:country="FR" fo:background-color="transparent"/>
    </style:style>
    <style:style style:name="T20" style:family="text">
      <style:text-properties fo:language="fr" fo:country="FR" officeooo:rsid="00181805"/>
    </style:style>
    <style:style style:name="T21" style:family="text">
      <style:text-properties officeooo:rsid="001a059c"/>
    </style:style>
    <style:style style:name="T22" style:family="text">
      <style:text-properties fo:font-variant="normal" fo:text-transform="none" fo:color="#000000" style:font-name="Times New Roman" fo:font-size="12pt" fo:letter-spacing="normal" fo:font-style="normal" fo:font-weight="normal" officeooo:rsid="00181805" style:font-size-asian="12pt" style:font-style-asian="italic" style:font-size-complex="12pt" style:font-style-complex="italic"/>
    </style:style>
    <style:style style:name="T23" style:family="text">
      <style:text-properties fo:font-variant="normal" fo:text-transform="none" fo:color="#000000" style:font-name="Times New Roman" fo:font-size="12pt" fo:letter-spacing="normal" fo:font-style="normal" fo:font-weight="normal" style:font-size-asian="12pt" style:font-size-complex="12pt"/>
    </style:style>
    <style:style style:name="T24" style:family="text">
      <style:text-properties fo:font-variant="normal" fo:text-transform="none" fo:color="#000000" style:font-name="Times New Roman" fo:font-size="12pt" fo:letter-spacing="normal" fo:font-style="normal" fo:font-weight="normal" officeooo:rsid="00181805" style:font-size-asian="12pt" style:font-size-complex="12pt"/>
    </style:style>
    <style:style style:name="T25" style:family="text">
      <style:text-properties fo:font-variant="normal" fo:text-transform="none" fo:color="#000000" style:font-name="Times New Roman" fo:font-size="12pt" fo:letter-spacing="normal" fo:font-style="italic" fo:font-weight="normal" officeooo:rsid="00181805" style:font-size-asian="12pt" style:font-style-asian="italic" style:font-size-complex="12pt" style:font-style-complex="italic"/>
    </style:style>
    <style:style style:name="T26" style:family="text">
      <style:text-properties fo:font-variant="normal" fo:text-transform="none" fo:color="#000000" fo:letter-spacing="normal" fo:language="en" fo:country="US" fo:font-style="normal" fo:font-weight="normal" officeooo:rsid="00181805"/>
    </style:style>
    <style:style style:name="T27" style:family="text">
      <style:text-properties fo:font-variant="normal" fo:text-transform="none" fo:color="#000000" fo:letter-spacing="normal" fo:language="en" fo:country="US" fo:font-style="normal" fo:font-weight="normal" officeooo:rsid="00188610"/>
    </style:style>
    <style:style style:name="T28" style:family="text">
      <style:text-properties fo:background-color="transparent"/>
    </style:style>
    <style:style style:name="T29" style:family="text">
      <style:text-properties style:text-outline="false" style:text-line-through-style="none" fo:font-style="normal" fo:text-shadow="none" style:text-underline-style="none" fo:font-weight="normal" fo:background-color="transparent" style:font-name-asian="Arial" style:font-style-asian="normal" style:font-weight-asian="normal" style:font-name-complex="Arial" style:font-style-complex="normal" style:font-weight-complex="normal" style:text-emphasize="none" style:text-overline-style="none" style:text-overline-color="font-color"/>
    </style:style>
    <style:style style:name="T30"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31" style:family="text">
      <style:text-properties style:text-outline="false" style:text-line-through-style="none" fo:language="fr" fo:country="FR" fo:font-style="normal" fo:text-shadow="none" style:text-underline-style="none" fo:font-weight="normal" fo:background-color="transparent" style:font-name-asian="Arial" style:font-style-asian="normal" style:font-weight-asian="normal" style:font-name-complex="Arial" style:font-style-complex="normal" style:font-weight-complex="normal" style:text-emphasize="none" style:text-overline-style="none" style:text-overline-color="font-color"/>
    </style:style>
    <style:style style:name="T32" style:family="text">
      <style:text-properties style:text-outline="false" style:text-line-through-style="none" fo:language="fr" fo:country="FR"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33" style:family="text">
      <style:text-properties style:font-name="Times New Roman" fo:font-size="12pt" style:font-size-asian="12pt" style:font-size-complex="12pt"/>
    </style:style>
    <style:style style:name="T34" style:family="text">
      <style:text-properties officeooo:rsid="00188610"/>
    </style:style>
    <style:style style:name="T35" style:family="text">
      <style:text-properties officeooo:rsid="001974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34051968" text:id="ct34051968">
          <text:deletion>
            <office:change-info>
              <dc:creator>Auteur inconnu</dc:creator>
              <dc:date>2013-09-26T11:07:00</dc:date>
            </office:change-info>
            <text:p text:style-name="P1"><text:s/>il reçoit</text:p>
          </text:deletion>
        </text:changed-region>
        <text:changed-region xml:id="ct34049200" text:id="ct34049200">
          <text:insertion>
            <office:change-info>
              <dc:creator>Auteur inconnu</dc:creator>
              <dc:date>2013-09-26T11:07:00</dc:date>
            </office:change-info>
          </text:insertion>
        </text:changed-region>
        <text:changed-region xml:id="ct34049728" text:id="ct34049728">
          <text:deletion>
            <office:change-info>
              <dc:creator>Auteur inconnu</dc:creator>
              <dc:date>2013-09-26T11:07:00</dc:date>
            </office:change-info>
            <text:p text:style-name="P1">de la connexion</text:p>
          </text:deletion>
        </text:changed-region>
        <text:changed-region xml:id="ct34054032" text:id="ct34054032">
          <text:insertion>
            <office:change-info>
              <dc:creator>Auteur inconnu</dc:creator>
              <dc:date>2013-09-26T11:07:00</dc:date>
            </office:change-info>
          </text:insertion>
        </text:changed-region>
        <text:changed-region xml:id="ct34088768" text:id="ct34088768">
          <text:insertion>
            <office:change-info>
              <dc:creator>Auteur inconnu</dc:creator>
              <dc:date>2013-09-26T11:07:00</dc:date>
            </office:change-info>
          </text:insertion>
        </text:changed-region>
        <text:changed-region xml:id="ct34085792" text:id="ct34085792">
          <text:insertion>
            <office:change-info>
              <dc:creator>Auteur inconnu</dc:creator>
              <dc:date>2013-09-26T11:08:00</dc:date>
            </office:change-info>
          </text:insertion>
        </text:changed-region>
        <text:changed-region xml:id="ct34085984" text:id="ct34085984">
          <text:deletion>
            <office:change-info>
              <dc:creator>Auteur inconnu</dc:creator>
              <dc:date>2013-09-26T11:07:00</dc:date>
            </office:change-info>
            <text:p text:style-name="P2"><text:span text:style-name="T1">“</text:span></text:p>
          </text:deletion>
        </text:changed-region>
        <text:changed-region xml:id="ct43680176" text:id="ct43680176">
          <text:deletion>
            <office:change-info>
              <dc:creator>Auteur inconnu</dc:creator>
              <dc:date>2013-09-26T11:07:00</dc:date>
            </office:change-info>
            <text:p text:style-name="P2">”</text:p>
          </text:deletion>
        </text:changed-region>
        <text:changed-region xml:id="ct43681152" text:id="ct43681152">
          <text:insertion>
            <office:change-info>
              <dc:creator>Auteur inconnu</dc:creator>
              <dc:date>2013-09-26T11:08:00</dc:date>
            </office:change-info>
          </text:insertion>
        </text:changed-region>
        <text:changed-region xml:id="ct43682384" text:id="ct43682384">
          <text:insertion>
            <office:change-info>
              <dc:creator>Auteur inconnu</dc:creator>
              <dc:date>2013-09-26T11:07:00</dc:date>
            </office:change-info>
          </text:insertion>
        </text:changed-region>
        <text:changed-region xml:id="ct34092176" text:id="ct34092176">
          <text:deletion>
            <office:change-info>
              <dc:creator>Auteur inconnu</dc:creator>
              <dc:date>2013-09-26T11:07:00</dc:date>
            </office:change-info>
            <text:p text:style-name="P2">ex: 8000</text:p>
          </text:deletion>
        </text:changed-region>
        <text:changed-region xml:id="ct34084944" text:id="ct34084944">
          <text:deletion>
            <office:change-info>
              <dc:creator>Auteur inconnu</dc:creator>
              <dc:date>2013-09-26T11:08:00</dc:date>
            </office:change-info>
            <text:p text:style-name="P3">8000</text:p>
          </text:deletion>
        </text:changed-region>
        <text:changed-region xml:id="ct34095344" text:id="ct34095344">
          <text:insertion>
            <office:change-info>
              <dc:creator>Auteur inconnu</dc:creator>
              <dc:date>2013-09-26T11:08:00</dc:date>
            </office:change-info>
          </text:insertion>
        </text:changed-region>
        <text:changed-region xml:id="ct34095008" text:id="ct34095008">
          <text:insertion>
            <office:change-info>
              <dc:creator>Auteur inconnu</dc:creator>
              <dc:date>2013-09-26T11:09:00</dc:date>
            </office:change-info>
          </text:insertion>
        </text:changed-region>
        <text:changed-region xml:id="ct34086272" text:id="ct34086272">
          <text:insertion>
            <office:change-info>
              <dc:creator>Auteur inconnu</dc:creator>
              <dc:date>2013-09-26T11:09:00</dc:date>
            </office:change-info>
          </text:insertion>
        </text:changed-region>
        <text:changed-region xml:id="ct34094144" text:id="ct34094144">
          <text:deletion>
            <office:change-info>
              <dc:creator>Auteur inconnu</dc:creator>
              <dc:date>2013-09-26T11:09:00</dc:date>
            </office:change-info>
            <text:p text:style-name="P3"><text:span text:style-name="T2">8000</text:span></text:p>
          </text:deletion>
        </text:changed-region>
        <text:changed-region xml:id="ct34087840" text:id="ct34087840">
          <text:insertion>
            <office:change-info>
              <dc:creator>Auteur inconnu</dc:creator>
              <dc:date>2013-09-26T11:09:00</dc:date>
            </office:change-info>
          </text:insertion>
        </text:changed-region>
        <text:changed-region xml:id="ct34087424" text:id="ct34087424">
          <text:deletion>
            <office:change-info>
              <dc:creator>Auteur inconnu</dc:creator>
              <dc:date>2013-09-26T11:09:00</dc:date>
            </office:change-info>
            <text:p text:style-name="P3"><text:span text:style-name="T1">par exemple.</text:span></text:p>
          </text:deletion>
        </text:changed-region>
        <text:changed-region xml:id="ct34099328" text:id="ct34099328">
          <text:deletion>
            <office:change-info>
              <dc:creator>Auteur inconnu</dc:creator>
              <dc:date>2013-09-26T11:09:00</dc:date>
            </office:change-info>
            <text:p text:style-name="P3"><text:span text:style-name="T3">]</text:span>0</text:p>
          </text:deletion>
        </text:changed-region>
        <text:changed-region xml:id="ct34099904" text:id="ct34099904">
          <text:insertion>
            <office:change-info>
              <dc:creator>Auteur inconnu</dc:creator>
              <dc:date>2013-09-26T11:09:00</dc:date>
            </office:change-info>
          </text:insertion>
        </text:changed-region>
        <text:changed-region xml:id="ct34100480" text:id="ct34100480">
          <text:deletion>
            <office:change-info>
              <dc:creator>Auteur inconnu</dc:creator>
              <dc:date>2013-09-26T11:09:00</dc:date>
            </office:change-info>
            <text:p text:style-name="P3">6<text:span text:style-name="T3">[</text:span></text:p>
          </text:deletion>
        </text:changed-region>
        <text:changed-region xml:id="ct34099616" text:id="ct34099616">
          <text:insertion>
            <office:change-info>
              <dc:creator>Auteur inconnu</dc:creator>
              <dc:date>2013-09-26T11:09:00</dc:date>
            </office:change-info>
          </text:insertion>
        </text:changed-region>
        <text:changed-region xml:id="ct34100192" text:id="ct34100192">
          <text:deletion>
            <office:change-info>
              <dc:creator>Auteur inconnu</dc:creator>
              <dc:date>2013-09-26T11:09:00</dc:date>
            </office:change-info>
            <text:list xml:id="list5166077611120283598" text:style-name="List_20_2">
              <text:list-item>
                <text:list>
                  <text:list-item>
                    <text:list>
                      <text:list-item>
                        <text:list>
                          <text:list-item>
                            <text:list>
                              <text:list-item>
                                <text:list>
                                  <text:list-item>
                                    <text:p text:style-name="P4"/>
                                  </text:list-item>
                                  <text:list-item>
                                    <text:p text:style-name="P4"><text:s/>Si l'utilisateur désire configurer <text:span text:style-name="T3">sur un autre type que l</text:span><text:span text:style-name="T4">'intervalle suggéré ci-dessus,</text:span></text:p>
                                  </text:list-item>
                                </text:list>
                              </text:list-item>
                            </text:list>
                          </text:list-item>
                        </text:list>
                      </text:list-item>
                    </text:list>
                  </text:list-item>
                </text:list>
              </text:list-item>
            </text:list>
          </text:deletion>
        </text:changed-region>
        <text:changed-region xml:id="ct34100768" text:id="ct34100768">
          <text:deletion>
            <office:change-info>
              <dc:creator>Auteur inconnu</dc:creator>
              <dc:date>2013-09-26T11:09:00</dc:date>
            </office:change-info>
            <text:p text:style-name="P5"><text:span text:style-name="T4">Vous</text:span></text:p>
          </text:deletion>
        </text:changed-region>
        <text:changed-region xml:id="ct33932512" text:id="ct33932512">
          <text:insertion>
            <office:change-info>
              <dc:creator>Auteur inconnu</dc:creator>
              <dc:date>2013-09-26T11:09:00</dc:date>
            </office:change-info>
          </text:insertion>
        </text:changed-region>
        <text:changed-region xml:id="ct34085264" text:id="ct34085264">
          <text:insertion>
            <office:change-info>
              <dc:creator>Auteur inconnu</dc:creator>
              <dc:date>2013-09-26T11:10:00</dc:date>
            </office:change-info>
          </text:insertion>
        </text:changed-region>
        <text:changed-region xml:id="ct34092368" text:id="ct34092368">
          <text:deletion>
            <office:change-info>
              <dc:creator>Auteur inconnu</dc:creator>
              <dc:date>2013-09-26T11:10:00</dc:date>
            </office:change-info>
            <text:p text:style-name="P5"><text:span text:style-name="T4">evez</text:span></text:p>
          </text:deletion>
        </text:changed-region>
        <text:changed-region xml:id="ct34101568" text:id="ct34101568">
          <text:insertion>
            <office:change-info>
              <dc:creator>Auteur inconnu</dc:creator>
              <dc:date>2013-09-26T11:10:00</dc:date>
            </office:change-info>
          </text:insertion>
        </text:changed-region>
        <text:changed-region xml:id="ct34080512" text:id="ct34080512">
          <text:deletion>
            <office:change-info>
              <dc:creator>Auteur inconnu</dc:creator>
              <dc:date>2013-09-26T11:13:00</dc:date>
            </office:change-info>
            <text:p text:style-name="P6"><text:span text:style-name="T4"><text:s/>ou encore </text:span></text:p>
          </text:deletion>
        </text:changed-region>
        <text:changed-region xml:id="ct34109056" text:id="ct34109056">
          <text:insertion>
            <office:change-info>
              <dc:creator>Auteur inconnu</dc:creator>
              <dc:date>2013-09-26T11:13:00</dc:date>
            </office:change-info>
          </text:insertion>
        </text:changed-region>
        <text:changed-region xml:id="ct34101168" text:id="ct34101168">
          <text:insertion>
            <office:change-info>
              <dc:creator>Auteur inconnu</dc:creator>
              <dc:date>2013-09-26T11:13:00</dc:date>
            </office:change-info>
          </text:insertion>
        </text:changed-region>
        <text:changed-region xml:id="ct34109968" text:id="ct34109968">
          <text:deletion>
            <office:change-info>
              <dc:creator>Auteur inconnu</dc:creator>
              <dc:date>2013-09-26T11:10:00</dc:date>
            </office:change-info>
            <text:p text:style-name="P7"><text:span text:style-name="T4">Vous devez respecter l'intervalle de</text:span></text:p>
          </text:deletion>
        </text:changed-region>
        <text:changed-region xml:id="ct34101360" text:id="ct34101360">
          <text:insertion>
            <office:change-info>
              <dc:creator>Auteur inconnu</dc:creator>
              <dc:date>2013-09-26T11:10:00</dc:date>
            </office:change-info>
          </text:insertion>
        </text:changed-region>
        <text:changed-region xml:id="ct34096016" text:id="ct34096016">
          <text:insertion>
            <office:change-info>
              <dc:creator>Auteur inconnu</dc:creator>
              <dc:date>2013-09-26T11:12:00</dc:date>
            </office:change-info>
          </text:insertion>
        </text:changed-region>
        <text:changed-region xml:id="ct34108768" text:id="ct34108768">
          <text:insertion>
            <office:change-info>
              <dc:creator>Auteur inconnu</dc:creator>
              <dc:date>2013-09-26T11:13:00</dc:date>
            </office:change-info>
          </text:insertion>
        </text:changed-region>
        <text:changed-region xml:id="ct34067072" text:id="ct34067072">
          <text:insertion>
            <office:change-info>
              <dc:creator>Auteur inconnu</dc:creator>
              <dc:date>2013-09-26T11:57:00</dc:date>
            </office:change-info>
          </text:insertion>
        </text:changed-region>
        <text:changed-region xml:id="ct34052272" text:id="ct34052272">
          <text:deletion>
            <office:change-info>
              <dc:creator>Auteur inconnu</dc:creator>
              <dc:date>2013-09-26T11:57:00</dc:date>
            </office:change-info>
            <text:p text:style-name="P3"><text:span text:style-name="T5">une</text:span></text:p>
          </text:deletion>
        </text:changed-region>
        <text:changed-region xml:id="ct34055248" text:id="ct34055248">
          <text:insertion>
            <office:change-info>
              <dc:creator>Auteur inconnu</dc:creator>
              <dc:date>2013-09-26T11:57:00</dc:date>
            </office:change-info>
          </text:insertion>
        </text:changed-region>
        <text:changed-region xml:id="ct33953664" text:id="ct33953664">
          <text:deletion>
            <office:change-info>
              <dc:creator>Auteur inconnu</dc:creator>
              <dc:date>2013-09-26T11:57:00</dc:date>
            </office:change-info>
            <text:p text:style-name="P3"><text:span text:style-name="T5">un</text:span></text:p>
          </text:deletion>
        </text:changed-region>
        <text:changed-region xml:id="ct34106208" text:id="ct34106208">
          <text:insertion>
            <office:change-info>
              <dc:creator>Auteur inconnu</dc:creator>
              <dc:date>2013-09-26T11:14:00</dc:date>
            </office:change-info>
          </text:insertion>
        </text:changed-region>
        <text:changed-region xml:id="ct34138128" text:id="ct34138128">
          <text:insertion>
            <office:change-info>
              <dc:creator>Auteur inconnu</dc:creator>
              <dc:date>2013-09-26T11:11:00</dc:date>
            </office:change-info>
          </text:insertion>
        </text:changed-region>
        <text:changed-region xml:id="ct34140272" text:id="ct34140272">
          <text:deletion>
            <office:change-info>
              <dc:creator>Auteur inconnu</dc:creator>
              <dc:date>2013-09-26T11:11:00</dc:date>
            </office:change-info>
            <text:p text:style-name="P8"><text:span text:style-name="T6">"200" <text:s/>; Section </text:span><text:a xlink:type="simple" xlink:href="http://www.w3.org/Protocols/rfc2616/rfc2616-sec10.html#sec10.2.1"><text:span text:style-name="T7">10.2.1</text:span></text:a><text:span text:style-name="T6">: OK</text:span></text:p>
          </text:deletion>
        </text:changed-region>
        <text:changed-region xml:id="ct34146672" text:id="ct34146672">
          <text:insertion>
            <office:change-info>
              <dc:creator>Auteur inconnu</dc:creator>
              <dc:date>2013-09-26T11:12:00</dc:date>
            </office:change-info>
          </text:insertion>
        </text:changed-region>
        <text:changed-region xml:id="ct34147776" text:id="ct34147776">
          <text:insertion>
            <office:change-info>
              <dc:creator>Auteur inconnu</dc:creator>
              <dc:date>2013-09-26T11:11:00</dc:date>
            </office:change-info>
          </text:insertion>
        </text:changed-region>
        <text:changed-region xml:id="ct34151088" text:id="ct34151088">
          <text:insertion>
            <office:change-info>
              <dc:creator>Auteur inconnu</dc:creator>
              <dc:date>2013-09-26T11:12:00</dc:date>
            </office:change-info>
          </text:insertion>
        </text:changed-region>
        <text:changed-region xml:id="ct34150304" text:id="ct34150304">
          <text:deletion>
            <office:change-info>
              <dc:creator>Auteur inconnu</dc:creator>
              <dc:date>2013-09-26T11:14:00</dc:date>
            </office:change-info>
            <text:list xml:id="list5407069407824692903" text:style-name="L1">
              <text:list-item>
                <text:list>
                  <text:list-item>
                    <text:list>
                      <text:list-item>
                        <text:p text:style-name="P9">Passe l'objet Requête<text:span text:style-name="T8"> à partir de l'objet </text:span><text:span text:style-name="T9">C</text:span><text:span text:style-name="T8">onnexionHttpServeur</text:span> à la méthode démarrer.</text:p>
                      </text:list-item>
                      <text:list-item>
                        <text:p text:style-name="P10">Passe <text:span text:style-name="T4">l'objet Protocole à la méthode démarrer.</text:span></text:p>
                      </text:list-item>
                    </text:list>
                  </text:list-item>
                </text:list>
              </text:list-item>
            </text:list>
          </text:deletion>
        </text:changed-region>
        <text:changed-region xml:id="ct34152992" text:id="ct34152992">
          <text:deletion>
            <office:change-info>
              <dc:creator>Auteur inconnu</dc:creator>
              <dc:date>2013-09-26T11:15:00</dc:date>
            </office:change-info>
            <text:p text:style-name="P11">reçoit</text:p>
          </text:deletion>
        </text:changed-region>
        <text:changed-region xml:id="ct34140832" text:id="ct34140832">
          <text:insertion>
            <office:change-info>
              <dc:creator>Auteur inconnu</dc:creator>
              <dc:date>2013-09-26T11:15:00</dc:date>
            </office:change-info>
          </text:insertion>
        </text:changed-region>
        <text:changed-region xml:id="ct34148864" text:id="ct34148864">
          <text:deletion>
            <office:change-info>
              <dc:creator>Auteur inconnu</dc:creator>
              <dc:date>2013-09-26T11:15:00</dc:date>
            </office:change-info>
            <text:p text:style-name="P11">en paramètre et la passe à la méthode <text:span text:style-name="T4">traiterRequête</text:span> <text:span text:style-name="T4">du protocole</text:span>.</text:p>
          </text:deletion>
        </text:changed-region>
        <text:changed-region xml:id="ct34161584" text:id="ct34161584">
          <text:insertion>
            <office:change-info>
              <dc:creator>Auteur inconnu</dc:creator>
              <dc:date>2013-09-26T11:15:00</dc:date>
            </office:change-info>
          </text:insertion>
        </text:changed-region>
        <text:changed-region xml:id="ct34134400" text:id="ct34134400">
          <text:deletion>
            <office:change-info>
              <dc:creator>Auteur inconnu</dc:creator>
              <dc:date>2013-09-26T11:20:00</dc:date>
            </office:change-info>
            <text:p text:style-name="P12">du même coup un</text:p>
          </text:deletion>
        </text:changed-region>
        <text:changed-region xml:id="ct34149184" text:id="ct34149184">
          <text:insertion>
            <office:change-info>
              <dc:creator>Auteur inconnu</dc:creator>
              <dc:date>2013-09-26T11:20:00</dc:date>
            </office:change-info>
          </text:insertion>
        </text:changed-region>
        <text:changed-region xml:id="ct34137760" text:id="ct34137760">
          <text:deletion>
            <office:change-info>
              <dc:creator>Auteur inconnu</dc:creator>
              <dc:date>2013-09-26T11:20:00</dc:date>
            </office:change-info>
            <text:p text:style-name="P12">que l'objet requête est bel et bien reçu.</text:p>
          </text:deletion>
        </text:changed-region>
        <text:changed-region xml:id="ct34168416" text:id="ct34168416">
          <text:insertion>
            <office:change-info>
              <dc:creator>Auteur inconnu</dc:creator>
              <dc:date>2013-09-26T11:20:00</dc:date>
            </office:change-info>
          </text:insertion>
        </text:changed-region>
        <text:changed-region xml:id="ct34170656" text:id="ct34170656">
          <text:insertion>
            <office:change-info>
              <dc:creator>Auteur inconnu</dc:creator>
              <dc:date>2013-09-26T11:21:00</dc:date>
            </office:change-info>
          </text:insertion>
        </text:changed-region>
        <text:changed-region xml:id="ct43680720" text:id="ct43680720">
          <text:deletion>
            <office:change-info>
              <dc:creator>Auteur inconnu</dc:creator>
              <dc:date>2013-09-26T11:15:00</dc:date>
            </office:change-info>
            <text:p text:style-name="P3">Le</text:p>
          </text:deletion>
        </text:changed-region>
        <text:changed-region xml:id="ct34173856" text:id="ct34173856">
          <text:insertion>
            <office:change-info>
              <dc:creator>Auteur inconnu</dc:creator>
              <dc:date>2013-09-26T11:15:00</dc:date>
            </office:change-info>
          </text:insertion>
        </text:changed-region>
        <text:changed-region xml:id="ct34127984" text:id="ct34127984">
          <text:deletion>
            <office:change-info>
              <dc:creator>Auteur inconnu</dc:creator>
              <dc:date>2013-09-26T11:15:00</dc:date>
            </office:change-info>
            <text:p text:style-name="P3"><text:s/><text:span text:style-name="T4">qui a reçu cette</text:span><text:span text:style-name="T10"> requête en </text:span><text:span text:style-name="T11">paramètre</text:span><text:span text:style-name="T10"> </text:span><text:span text:style-name="T11">la</text:span> transform<text:span text:style-name="T4">e</text:span> en objet réponse </text:p>
          </text:deletion>
        </text:changed-region>
        <text:changed-region xml:id="ct34169168" text:id="ct34169168">
          <text:insertion>
            <office:change-info>
              <dc:creator>Auteur inconnu</dc:creator>
              <dc:date>2013-09-26T11:15:00</dc:date>
            </office:change-info>
          </text:insertion>
        </text:changed-region>
        <text:changed-region xml:id="ct34168224" text:id="ct34168224">
          <text:deletion>
            <office:change-info>
              <dc:creator>Auteur inconnu</dc:creator>
              <dc:date>2013-09-26T11:16:00</dc:date>
            </office:change-info>
            <text:p text:style-name="P3">L'objet protocole qui a permis ce traitement r</text:p>
          </text:deletion>
        </text:changed-region>
        <text:changed-region xml:id="ct34140624" text:id="ct34140624">
          <text:insertion>
            <office:change-info>
              <dc:creator>Auteur inconnu</dc:creator>
              <dc:date>2013-09-26T11:16:00</dc:date>
            </office:change-info>
          </text:insertion>
        </text:changed-region>
        <text:changed-region xml:id="ct34150528" text:id="ct34150528">
          <text:insertion>
            <office:change-info>
              <dc:creator>Auteur inconnu</dc:creator>
              <dc:date>2013-09-26T11:16:00</dc:date>
            </office:change-info>
          </text:insertion>
        </text:changed-region>
        <text:changed-region xml:id="ct110153920" text:id="ct110153920">
          <text:insertion>
            <office:change-info>
              <dc:creator>Auteur inconnu</dc:creator>
              <dc:date>2013-09-30T16:13:00</dc:date>
            </office:change-info>
          </text:insertion>
        </text:changed-region>
        <text:changed-region xml:id="ct99633424" text:id="ct99633424">
          <text:deletion>
            <office:change-info>
              <dc:creator>Auteur inconnu</dc:creator>
              <dc:date>2013-09-30T16:12:00</dc:date>
            </office:change-info>
            <text:p text:style-name="P3"/>
            <text:h text:style-name="P13" text:outline-level="1"/>
          </text:deletion>
        </text:changed-region>
        <text:changed-region xml:id="ct98430544" text:id="ct98430544">
          <text:deletion>
            <office:change-info>
              <dc:creator>Auteur inconnu</dc:creator>
              <dc:date>2013-09-30T16:11:00</dc:date>
            </office:change-info>
            <text:h text:style-name="P13" text:outline-level="1"/>
            <text:h text:style-name="P13" text:outline-level="1"><draw:frame draw:style-name="fr1" draw:name="images1" text:anchor-type="paragraph" svg:x="0cm" svg:y="0.247cm" svg:width="17.59cm" svg:height="6.426cm" draw:z-index="0"><draw:image xlink:href="Pictures/100000000000045A000001972038C5E5.jpg" xlink:type="simple" xlink:show="embed" xlink:actuate="onLoad"/></draw:frame></text:h>
            <text:p text:style-name="P14"/>
            <text:p text:style-name="P14"/>
            <text:h text:style-name="P13" text:outline-level="1"/>
          </text:deletion>
        </text:changed-region>
        <text:changed-region xml:id="ct105584272" text:id="ct105584272">
          <text:deletion>
            <office:change-info>
              <dc:creator>Auteur inconnu</dc:creator>
              <dc:date>2013-09-30T16:12:00</dc:date>
            </office:change-info>
            <text:h text:style-name="P15" text:outline-level="1"/>
            <text:h text:style-name="P16" text:outline-level="1"><text:span text:style-name="T12"/></text:h>
          </text:deletion>
        </text:changed-region>
        <text:changed-region xml:id="ct106037168" text:id="ct106037168">
          <text:deletion>
            <office:change-info>
              <dc:creator>Auteur inconnu</dc:creator>
              <dc:date>2013-09-30T16:12:00</dc:date>
            </office:change-info>
            <text:p text:style-name="P17"/>
            <text:h text:style-name="P18" text:outline-level="1"/>
            <text:h text:style-name="P18" text:outline-level="1"><text:s/></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roduction">
        <text:h text:style-name="P33" text:outline-level="1">Introduction</text:h>
        <text:p text:style-name="P28">Le serveur reçoit des requêtes à partir de postes clients. Les clients attendent une réponses suite à un traitement du serveur. C'est par la connexion que la requête arrive et c'est avec le protocole que le traitement s'effectue. Les requêtes des clients sont acheminées par la connexion au protocole HTTP qui transforme les requêtes en réponses. Le serveur renvoie les réponses par la connexion HTTP aux clients. </text:p>
      </text:section>
      <text:section text:style-name="Sect1" text:name="Généralités">
        <text:h text:style-name="P34" text:outline-level="1">Généralités</text:h>
        <text:h text:style-name="P36" text:outline-level="1">Utilisation</text:h>
        <text:p text:style-name="P1">La méthode initialiser prépare le serveur pour le mettre en état prêt à recevoir des requêtes. Par l'instanciation d'un objet Connexion<text:change text:change-id="ct34051968"/><text:change-start text:change-id="ct34049200"/> <text:span text:style-name="T1">écoute sur</text:span><text:change-end text:change-id="ct34049200"/> le port <text:change text:change-id="ct34049728"/><text:change-start text:change-id="ct34054032"/><text:span text:style-name="T1"><text:s/>spécifié sur la ligne de commande,</text:span><text:change-end text:change-id="ct34054032"/> d'où il reçoit <text:span text:style-name="T4">s</text:span>es requêtes. C'est à l'intérieur de <text:span text:style-name="T4">la méthode initialiser</text:span> qu'il faut instancier les objets Connexion et Protocole <text:span text:style-name="T4">qui sont nécessaires au fonctionnement du serveur</text:span>. Le protocole traite la requête et il la récupère <text:s/>pour l'envoyer à la connexion, pour finalement fermer cette dernière.</text:p>
        <text:list xml:id="list1923520069" text:continue-list="list5166077611120283598" text:style-name="List_20_2">
          <text:list-item>
            <text:list>
              <text:list-item>
                <text:h text:style-name="P40" text:outline-level="2">Programme <text:span text:style-name="T4">principal</text:span></text:h>
              </text:list-item>
            </text:list>
          </text:list-item>
        </text:list>
        <text:p text:style-name="P26"/>
        <text:list xml:id="list183002008" text:continue-numbering="true" text:style-name="List_20_2">
          <text:list-header>
            <text:p text:style-name="P50"><text:s/>La classe Serveur est instanciée par le programme principal et les deux méthodes décrites dans la présente analyse sont appelées pour initialiser et démarrer le serveur. Sur la ligne de commande, l'utilisateur appelle le serveur par le nom qui lui a été réservé et rajoute le port sur lequel il désire configurer ce dernier. Dans le programme principal le fonctionnement se décrit comme suit :</text:p>
            <text:list text:continue-numbering="true">
              <text:list-item>
                <text:p text:style-name="P50">Fonctionnement:</text:p>
                <text:list>
                  <text:list-item>
                    <text:p text:style-name="P50">Le programme principal crée un objet Serveur en premier lieu.</text:p>
                  </text:list-item>
                  <text:list-item>
                    <text:p text:style-name="P50"><text:soft-page-break/>À partir de l'objet Serveur il appelle la méthode initialiser.</text:p>
                  </text:list-item>
                  <text:list-item>
                    <text:p text:style-name="P50">Ensuite le programme principal appelle la méthode démarrer à partir de l'objet Serveur également.</text:p>
                    <text:p text:style-name="P50"/>
                  </text:list-item>
                </text:list>
              </text:list-item>
              <text:list-item>
                <text:p text:style-name="P50">Fonctionnement sur la ligne de commande: </text:p>
                <text:list>
                  <text:list-item>
                    <text:list>
                      <text:list-item>
                        <text:p text:style-name="P51">Pour le configurer l'utilisateur tape <text:change-start text:change-id="ct34088768"/><text:span text:style-name="T1">«</text:span><text:change-end text:change-id="ct34088768"/>nomDuServeur.exe <text:change-start text:change-id="ct34085792"/><text:span text:style-name="T1">[</text:span><text:change-end text:change-id="ct34085792"/><text:change text:change-id="ct34085984"/>-p<text:change text:change-id="ct43680176"/> numeroDuPort<text:change-start text:change-id="ct43681152"/><text:span text:style-name="T1">]</text:span><text:change-end text:change-id="ct43681152"/><text:change-start text:change-id="ct43682384"/><text:span text:style-name="T1">»</text:span><text:change-end text:change-id="ct43682384"/> <text:change text:change-id="ct34092176"/></text:p>
                      </text:list-item>
                      <text:list-item>
                        <text:p text:style-name="P50">“-p <text:change text:change-id="ct34084944"/><text:change-start text:change-id="ct34095344"/><text:span text:style-name="T1">numero</text:span><text:change-end text:change-id="ct34095344"/><text:change-start text:change-id="ct34095008"/><text:span text:style-name="T1">DuPort</text:span><text:change-end text:change-id="ct34095008"/>” configure la réception des requêtes sur le port <text:change-start text:change-id="ct34086272"/><text:span text:style-name="T2">numeroDuPort</text:span><text:change-end text:change-id="ct34086272"/><text:change text:change-id="ct34094144"/> <text:change-start text:change-id="ct34087840"/>, <text:span text:style-name="T1">compris entre 1 et 65535</text:span><text:change-end text:change-id="ct34087840"/><text:change text:change-id="ct34087424"/></text:p>
                        <text:list>
                          <text:list-item>
                            <text:p text:style-name="P50">Restriction: L'utilisateur doit absolument sélectionner un port entre <text:change text:change-id="ct34099328"/><text:change-start text:change-id="ct34099904"/><text:span text:style-name="T1">&gt;1</text:span><text:change-end text:change-id="ct34099904"/>..65 53<text:change text:change-id="ct34100480"/><text:change-start text:change-id="ct34099616"/><text:span text:style-name="T17">5]</text:span><text:change-end text:change-id="ct34099616"/> exclusivement.</text:p>
                            <text:list>
                              <text:list-item>
                                <text:p text:style-name="P4">sinon un message d'erreur s'affiche:<text:change text:change-id="ct34100192"/></text:p>
                                <text:list>
                                  <text:list-item>
                                    <text:p text:style-name="P4"><text:span text:style-name="T4">le message suivant s'affiche : </text:span><text:change text:change-id="ct34100768"/><text:change-start text:change-id="ct33932512"/><text:span text:style-name="T20">Le numér</text:span><text:change-end text:change-id="ct33932512"/><text:change-start text:change-id="ct34085264"/><text:span text:style-name="T20">o du port</text:span><text:change-end text:change-id="ct34085264"/><text:span text:style-name="T4"> d</text:span><text:change text:change-id="ct34092368"/><text:change-start text:change-id="ct34101568"/><text:span text:style-name="T20">oit</text:span><text:change-end text:change-id="ct34101568"/><text:span text:style-name="T4"> respecter l'intervalle de </text:span><text:span text:style-name="T3">[1..65 535].</text:span></text:p>
                                  </text:list-item>
                                </text:list>
                              </text:list-item>
                              <text:list-item>
                                <text:p text:style-name="P65"><text:s/><text:span text:style-name="T3">Si </text:span><text:span text:style-name="T4">l'utilisateur</text:span><text:span text:style-name="T3"> entre un r</text:span><text:span text:style-name="T4">éel</text:span><text:change text:change-id="ct34080512"/><text:change-start text:change-id="ct34109056"/><text:span text:style-name="T4">, </text:span><text:change-end text:change-id="ct34109056"/><text:span text:style-name="T4">un caractère</text:span><text:change-start text:change-id="ct34101168"/><text:span text:style-name="T20"> alphanumérique ou rien du tout après l'option -p</text:span><text:change-end text:change-id="ct34101168"/><text:span text:style-name="T4">, le même message s'affiche :</text:span></text:p>
                                <text:list>
                                  <text:list-item>
                                    <text:p text:style-name="P66"><text:change text:change-id="ct34109968"/><text:change-start text:change-id="ct34101360"/><text:span text:style-name="T4"><text:s/></text:span><text:span text:style-name="T20">Le numéro du port</text:span><text:span text:style-name="T4"> d</text:span><text:span text:style-name="T20">oit</text:span><text:span text:style-name="T4"> respecter l'intervalle de</text:span><text:change-end text:change-id="ct34101360"/><text:span text:style-name="T4"> </text:span><text:span text:style-name="T3">[1..65 535].</text:span><text:change-start text:change-id="ct34096016"/></text:p>
                                  </text:list-item>
                                </text:list>
                              </text:list-item>
                              <text:list-item>
                                <text:p text:style-name="P68"><text:change-end text:change-id="ct34096016"/><text:change-start text:change-id="ct34108768"/>Si l'option -p n'est pas présente, le port par défaut doit être 80. <text:change-end text:change-id="ct34108768"/></text:p>
                              </text:list-item>
                            </text:list>
                          </text:list-item>
                        </text:list>
                      </text:list-item>
                    </text:list>
                  </text:list-item>
                </text:list>
              </text:list-item>
            </text:list>
          </text:list-header>
        </text:list>
        <text:p text:style-name="P29"/>
        <text:p text:style-name="P30"/>
        <text:p text:style-name="P32">- Classe Serveur</text:p>
        <text:p text:style-name="P31"/>
        <text:p text:style-name="P3"><text:span text:style-name="T4">Cette classe r</text:span>eprésente le serveur lui-même qui fait le lien entre la connexion et le protocole qui traite les requêtes <text:span text:style-name="T8">une à une d</text:span>ans l'ordre dans lequel elles arrivent. <text:span text:style-name="T4">C'est la connexion qui fait le pont entre le serveur et le client. Elle fait aussi le pont avec le protocole. C'est la classe Serveur qui instancie ces deux classes afin de permettre le traitement de la requête et le renvoi de la réponse au client.</text:span></text:p>
      </text:section>
      <text:section text:style-name="Sect1" text:name="Classe">
        <text:p text:style-name="P3">Attributs</text:p>
        <text:list xml:id="list1986495057540760818" text:style-name="List_20_1">
          <text:list-item>
            <text:p text:style-name="P52"><text:change-start text:change-id="ct34067072"/><text:span text:style-name="T5">la</text:span><text:change-end text:change-id="ct34067072"/><text:change text:change-id="ct34052272"/>Connexion: ConnexionHttpServeur</text:p>
          </text:list-item>
          <text:list-item>
            <text:p text:style-name="P52"><text:change-start text:change-id="ct34055248"/><text:span text:style-name="T5">le</text:span><text:change-end text:change-id="ct34055248"/><text:change text:change-id="ct33953664"/>Protocole: Protocole</text:p>
          </text:list-item>
        </text:list>
        <text:h text:style-name="P41" text:outline-level="2">Méthodes</text:h>
        <text:list xml:id="list1979118060" text:continue-list="list5407069407824692903" text:style-name="L1">
          <text:list-item>
            <text:p text:style-name="P53">Initialiser : Elle débute le tout par l'instanciation d'un objet connexion avec le port qui lui est attribué et instancie par la suite un objet protocole pour ensuite démarrer le traitement.</text:p>
            <text:list>
              <text:list-item>
                <text:p text:style-name="P48"><text:change-start text:change-id="ct34106208"/>Paramètre : <text:span text:style-name="T35">unPort </text:span>le numéro du port sur lequel écouter les connexions.</text:p>
              </text:list-item>
              <text:list-item>
                <text:p text:style-name="P53"><text:change-end text:change-id="ct34106208"/>Type de retour : Aucun; </text:p>
              </text:list-item>
              <text:list-item>
                <text:p text:style-name="P63">Fonctionnement</text:p>
                <text:list>
                  <text:list-item>
                    <text:p text:style-name="P44"><text:span text:style-name="T32">Instancie</text:span><text:span text:style-name="T30"> l'objet ConnexionHTTPServeur avec le numéro de port reçu en paramètre.</text:span></text:p>
                  </text:list-item>
                  <text:list-item>
                    <text:p text:style-name="P60"><text:span text:style-name="T4">Instancie</text:span> l'objet Protocole qui démarre le traitement des requêtes.</text:p>
                  </text:list-item>
                  <text:list-item>
                    <text:p text:style-name="P53">Affiche un message comme de quoi le serveur est bel et bien démarré :</text:p>
                    <text:p text:style-name="P42"><text:change-start text:change-id="ct34138128"/><text:span text:style-name="T24">[date heure] Le serveur est démarré sur le port </text:span><text:span text:style-name="T7">numeroDuPort.</text:span><text:change-end text:change-id="ct34138128"/><text:change text:change-id="ct34140272"/><text:change-start text:change-id="ct34146672"/><text:span text:style-name="T23">. <text:line-break/></text:span><text:span text:style-name="T24">E</text:span><text:change-end text:change-id="ct34146672"/><text:change-start text:change-id="ct34147776"/><text:span text:style-name="T24">xemple</text:span><text:change-end text:change-id="ct34147776"/><text:change-start text:change-id="ct34151088"/><text:span text:style-name="T24"> : [2013/09/24 12:35] <text:s/>Le serveur est démarré sur le port 80.</text:span><text:change-end text:change-id="ct34151088"/></text:p>
                  </text:list-item>
                  <text:list-item>
                    <text:p text:style-name="P10"><text:change text:change-id="ct34150304"/><text:soft-page-break/><text:span text:style-name="T4"/></text:p>
                  </text:list-item>
                </text:list>
              </text:list-item>
            </text:list>
          </text:list-item>
        </text:list>
        <text:h text:style-name="P41" text:outline-level="2">Méthodes</text:h>
        <text:list xml:id="list81328949" text:continue-numbering="true" text:style-name="L1">
          <text:list-item>
            <text:p text:style-name="P53">Démarrer : Boucle infiniment pour recevoir les requêtes une à une dans l'ordre de priorité du premier arrivé, premier servi.</text:p>
            <text:list>
              <text:list-item>
                <text:p text:style-name="P53">Paramètre : Aucun;</text:p>
              </text:list-item>
              <text:list-item>
                <text:p text:style-name="P53">Fonctionnement : </text:p>
                <text:list>
                  <text:list-item>
                    <text:list>
                      <text:list-item>
                        <text:p text:style-name="P46"><text:span text:style-name="T4">La connexion</text:span> <text:change text:change-id="ct34152992"/><text:change-start text:change-id="ct34140832"/><text:span text:style-name="T1">attend</text:span><text:change-end text:change-id="ct34140832"/> une requête <text:change text:change-id="ct34148864"/><text:change-start text:change-id="ct34161584"/><text:span text:style-name="T1">de la connexion.</text:span><text:change-end text:change-id="ct34161584"/></text:p>
                      </text:list-item>
                      <text:list-item>
                        <text:p text:style-name="P54">Il affiche <text:change text:change-id="ct34134400"/><text:s/><text:change-start text:change-id="ct34149184"/><text:span text:style-name="T34">le </text:span><text:change-end text:change-id="ct34149184"/>message <text:change text:change-id="ct34137760"/><text:change-start text:change-id="ct34168416"/> : <text:span text:style-name="T34">[date heure] Requête reçue de </text:span><text:span text:style-name="T15">adresseIp</text:span><text:span text:style-name="T34">.<text:line-break/>Ex : </text:span><text:change-end text:change-id="ct34168416"/><text:change-start text:change-id="ct34170656"/><text:span text:style-name="T26">[2013/09/24 12:35] <text:s/></text:span><text:span text:style-name="T27">Requête reçue de 192.168.2.0</text:span><text:change-end text:change-id="ct34170656"/></text:p>
                      </text:list-item>
                      <text:list-item>
                        <text:p text:style-name="P53"><text:change text:change-id="ct43680720"/><text:change-start text:change-id="ct34173856"/><text:span text:style-name="T1">Envoie la requête au</text:span><text:change-end text:change-id="ct34173856"/> Protocole<text:change text:change-id="ct34127984"/><text:change-start text:change-id="ct34169168"/> <text:change-end text:change-id="ct34169168"/>par la méthode <text:span text:style-name="T4">traiterRequête</text:span>.</text:p>
                      </text:list-item>
                      <text:list-item>
                        <text:p text:style-name="P53"><text:change text:change-id="ct34168224"/><text:change-start text:change-id="ct34140624"/><text:span text:style-name="T1">R</text:span><text:change-end text:change-id="ct34140624"/>écupère l'objet réponse <text:change-start text:change-id="ct34150528"/><text:span text:style-name="T1">retourné par traiterRequête </text:span><text:change-end text:change-id="ct34150528"/><text:span text:style-name="T4">et la renvoie à la connexion.</text:span></text:p>
                      </text:list-item>
                      <text:list-item>
                        <text:p text:style-name="P53">On ferme la connexion.</text:p>
                      </text:list-item>
                    </text:list>
                  </text:list-item>
                </text:list>
              </text:list-item>
            </text:list>
          </text:list-item>
        </text:list>
        <text:p text:style-name="P70"><text:change-start text:change-id="ct110153920"/><text:span text:style-name="T12"/></text:p>
        <text:p text:style-name="P71"><text:change-end text:change-id="ct110153920"/><text:change text:change-id="ct99633424"/><text:change text:change-id="ct98430544"/><text:change text:change-id="ct105584272"/><text:span text:style-name="T12">Schéma UML </text:span><text:s/></text:p>
        <text:p text:style-name="P17"><draw:frame draw:style-name="fr2" draw:name="images2" text:anchor-type="paragraph" svg:width="17.59cm" svg:height="6.426cm" draw:z-index="1"><draw:image xlink:href="Pictures/100000000000045A000001972038C5E5.jpg" xlink:type="simple" xlink:show="embed" xlink:actuate="onLoad"/></draw:frame></text:p>
        <text:p text:style-name="P17"/>
        <text:p text:style-name="P17"/>
        <text:p text:style-name="P17"/>
        <text:p text:style-name="P17"><text:change text:change-id="ct10603716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svg:font-family="'DejaVu Sans'" style:font-adornments="Book" style:font-family-generic="swiss"/>
    <style:font-face style:name="Courier New" svg:font-family="'Courier New'" style:font-family-generic="modern" style:font-pitch="fixed"/>
    <style:font-face style:name="NSimSun" svg:font-family="NSimSun"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Star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Star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595cm" fo:margin-left="0cm" table:align="left"/>
    </style:style>
    <style:style style:name="Table2.A" style:family="table-column">
      <style:table-column-properties style:column-width="5.863cm"/>
    </style:style>
    <style:style style:name="Table2.B" style:family="table-column">
      <style:table-column-properties style:column-width="7.71cm"/>
    </style:style>
    <style:style style:name="Table2.C" style:family="table-column">
      <style:table-column-properties style:column-width="4.022cm"/>
    </style:style>
    <style:style style:name="Table2.A1" style:family="table-cell">
      <style:table-cell-properties fo:background-color="#004586" fo:padding="0.097cm" fo:border="0.05pt solid #000000">
        <style:background-image/>
      </style:table-cell-properties>
    </style:style>
    <style:style style:name="Table2.A2" style:family="table-cell">
      <style:table-cell-properties fo:background-color="#83caff" fo:padding="0.097cm" fo:border-left="0.05pt solid #000000" fo:border-right="none" fo:border-top="none" fo:border-bottom="0.05pt solid #000000">
        <style:background-image/>
      </style:table-cell-properties>
    </style:style>
    <style:style style:name="Table2.C2" style:family="table-cell">
      <style:table-cell-properties fo:background-color="#83caff" fo:padding="0.097cm" fo:border-left="0.05pt solid #000000" fo:border-right="0.05pt solid #000000" fo:border-top="none" fo:border-bottom="0.05pt solid #000000">
        <style:background-image/>
      </style:table-cell-properties>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004586" fo:padding="0.097cm" fo:border="0.05pt solid #000000">
        <style:background-image/>
      </style:table-cell-properties>
    </style:style>
    <style:style style:name="Table1.A2" style:family="table-cell">
      <style:table-cell-properties fo:background-color="#83caff" fo:padding="0.097cm" fo:border-left="0.05pt solid #000000" fo:border-right="none" fo:border-top="none" fo:border-bottom="0.05pt solid #000000">
        <style:background-image/>
      </style:table-cell-properties>
    </style:style>
    <style:style style:name="Table1.B2" style:family="table-cell">
      <style:table-cell-properties fo:background-color="#83caff" fo:padding="0.097cm" fo:border-left="0.05pt solid #000000" fo:border-right="0.05pt solid #000000" fo:border-top="none" fo:border-bottom="0.05pt solid #000000">
        <style:background-image/>
      </style:table-cell-properties>
    </style:style>
    <style:style style:name="MP1" style:family="paragraph" style:parent-style-name="Header">
      <style:paragraph-properties fo:text-align="center" style:justify-single-word="false"/>
      <style:text-properties fo:color="#ffffff" style:font-name="Ubuntu" fo:font-size="18pt" fo:language="fr" fo:country="CA" style:font-size-asian="18pt" style:font-size-complex="18pt"/>
    </style:style>
    <style:style style:name="MP2" style:family="paragraph" style:parent-style-name="Header">
      <style:paragraph-properties fo:text-align="start" style:justify-single-word="false"/>
      <style:text-properties style:font-name="Verdana" fo:font-size="14pt" fo:language="fr" fo:country="CA" style:font-size-asian="14pt" style:font-size-complex="14pt"/>
    </style:style>
    <style:style style:name="MP3" style:family="paragraph" style:parent-style-name="Header">
      <style:paragraph-properties fo:text-align="center" style:justify-single-word="false"/>
      <style:text-properties style:font-name="Verdana" fo:font-size="14pt" fo:language="fr" fo:country="CA" style:font-size-asian="14pt" style:font-size-complex="14pt"/>
    </style:style>
    <style:style style:name="MP4" style:family="paragraph" style:parent-style-name="Header">
      <style:paragraph-properties fo:text-align="start" style:justify-single-word="false"/>
      <style:text-properties style:font-name="Verdana" fo:language="fr" fo:country="CA"/>
    </style:style>
    <style:style style:name="MP5" style:family="paragraph" style:parent-style-name="Header">
      <style:paragraph-properties fo:text-align="start" style:justify-single-word="false"/>
      <style:text-properties style:font-name="Verdana"/>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shadow="none" fo:background-color="transparent">
          <style:background-image/>
        </style:header-footer-properties>
      </style:header-style>
      <style:footer-style>
        <style:header-footer-properties fo:min-height="0cm" fo:margin-left="0cm" fo:margin-right="0cm" fo:margin-top="0.499cm"/>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MP1">Classe Serveur 1.0</text:p>
            </table:table-cell>
            <table:covered-table-cell/>
            <table:covered-table-cell/>
          </table:table-row>
          <table:table-row>
            <table:table-cell table:style-name="Table2.A2" office:value-type="string">
              <text:p text:style-name="MP2">420-046</text:p>
            </table:table-cell>
            <table:table-cell table:style-name="Table2.A2" office:value-type="string">
              <text:p text:style-name="MP3"/>
            </table:table-cell>
            <table:table-cell table:style-name="Table2.C2" office:value-type="string">
              <text:p text:style-name="MP4">Groupe 002</text:p>
            </table:table-cell>
          </table:table-row>
        </table:table>
        <text:p text:style-name="MP5"/>
      </style:header>
      <style:footer>
        <table:table table:name="Table1" table:style-name="Table1">
          <table:table-column table:style-name="Table1.A"/>
          <table:table-column table:style-name="Table1.B"/>
          <table:table-row>
            <table:table-cell table:style-name="Table1.A1" table:number-columns-spanned="2" office:value-type="string">
              <text:p text:style-name="Table_20_Contents"/>
            </table:table-cell>
            <table:covered-table-cell/>
          </table:table-row>
          <table:table-row>
            <table:table-cell table:style-name="Table1.A2" office:value-type="string">
              <text:p text:style-name="MP4">Document d'analyse version <text:editing-cycles>28</text:editing-cycles></text:p>
            </table:table-cell>
            <table:table-cell table:style-name="Table1.B2" office:value-type="string">
              <text:p text:style-name="MP4"><text:date style:data-style-name="N36" text:date-value="2013-09-15T13:12:45.98" text:fixed="true">2013-09-15</text:dat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3:12:46</meta:creation-date>
    <meta:editing-duration>PT11H53M12S</meta:editing-duration>
    <meta:editing-cycles>28</meta:editing-cycles>
    <meta:generator>LibreOffice/4.0.4.2$Linux_X86_64 LibreOffice_project/400m0$Build-2</meta:generator>
    <dc:date>2013-09-30T16:14:01</dc:date>
    <meta:print-date>2013-09-22T13:49:46.36</meta:print-date>
    <meta:document-statistic meta:table-count="2" meta:image-count="2" meta:object-count="0" meta:page-count="5" meta:paragraph-count="51" meta:word-count="669" meta:character-count="4061" meta:non-whitespace-character-count="3458"/>
    <meta:template xlink:type="simple" xlink:actuate="onRequest" xlink:title="Modele_Analyse" xlink:href="../../../../../Documents/cours/crosemont/A13/POO/TP/Modele_Analyse.ott" meta:date="2013-09-15T13:12:46"/>
  </office:meta>
</office:document-meta>
</file>